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2A6099"/>
    </style:style>
    <style:style style:name="P2" style:parent-style-name="Standard" style:family="paragraph">
      <style:text-properties fo:font-weight="bold" style:font-weight-asian="bold" style:font-weight-complex="bold" fo:color="#2A6099"/>
    </style:style>
    <style:style style:name="P3" style:parent-style-name="Standard" style:family="paragraph">
      <style:text-properties fo:font-weight="bold" style:font-weight-asian="bold" style:font-weight-complex="bold" fo:color="#2A6099"/>
    </style:style>
    <style:style style:name="P4" style:parent-style-name="Standard" style:family="paragraph">
      <style:text-properties fo:font-weight="bold" style:font-weight-asian="bold" style:font-weight-complex="bold" fo:color="#2A6099"/>
    </style:style>
    <style:style style:name="P5" style:parent-style-name="Textbody" style:family="paragraph">
      <style:text-properties fo:color="#2A6099"/>
    </style:style>
    <style:style style:name="T6" style:parent-style-name="DefaultParagraphFont" style:family="text">
      <style:text-properties fo:color="#000000"/>
    </style:style>
    <style:style style:name="T7" style:parent-style-name="DefaultParagraphFont" style:family="text">
      <style:text-properties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P11" style:parent-style-name="Textbody" style:family="paragraph">
      <style:text-properties fo:font-size="11pt" style:font-size-asian="11pt" style:font-size-complex="11pt"/>
    </style:style>
    <style:style style:name="P12" style:parent-style-name="Textbody" style:family="paragraph">
      <style:text-properties fo:font-weight="bold" style:font-weight-asian="bold" style:font-weight-complex="bold" fo:color="#2A6099"/>
    </style:style>
    <style:style style:name="P13" style:parent-style-name="Textbody" style:family="paragraph">
      <style:text-properties fo:font-weight="bold" style:font-weight-asian="bold" style:font-weight-complex="bold" fo:color="#2A6099"/>
    </style:style>
    <style:style style:name="P14" style:parent-style-name="Textbody" style:family="paragraph">
      <style:text-properties fo:color="#000000"/>
    </style:style>
    <style:style style:name="P15" style:parent-style-name="Textbody" style:family="paragraph">
      <style:text-properties fo:color="#2A6099"/>
    </style:style>
    <style:style style:name="T16" style:parent-style-name="DefaultParagraphFont" style:family="text">
      <style:text-properties fo:color="#2A6099"/>
    </style:style>
    <style:style style:name="T17" style:parent-style-name="DefaultParagraphFont" style:family="text">
      <style:text-properties fo:color="#2A6099" fo:language="en" fo:country="US"/>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P23" style:parent-style-name="Textbody" style:family="paragraph">
      <style:text-properties fo:color="#000000"/>
    </style:style>
    <style:style style:name="P24" style:parent-style-name="Textbody" style:family="paragraph">
      <style:text-properties fo:color="#000000"/>
    </style:style>
    <style:style style:name="P25" style:parent-style-name="Textbody" style:family="paragraph">
      <style:text-properties fo:color="#000000"/>
    </style:style>
    <style:style style:name="P26" style:parent-style-name="Textbody" style:family="paragraph">
      <style:text-properties fo:color="#000000"/>
    </style:style>
    <style:style style:name="P27" style:parent-style-name="Textbody" style:family="paragraph">
      <style:text-properties fo:color="#000000"/>
    </style:style>
    <style:style style:name="P28" style:parent-style-name="Textbody" style:family="paragraph">
      <style:text-properties fo:color="#000000"/>
    </style:style>
    <style:style style:name="P29" style:parent-style-name="Textbody" style:family="paragraph">
      <style:text-properties fo:font-weight="bold" style:font-weight-asian="bold" style:font-weight-complex="bold" fo:color="#2A6099"/>
    </style:style>
    <style:style style:name="P30" style:parent-style-name="Textbody" style:family="paragraph">
      <style:text-properties fo:font-weight="bold" style:font-weight-asian="bold" style:font-weight-complex="bold" fo:color="#2A6099"/>
    </style:style>
    <style:style style:name="P31" style:parent-style-name="Textbody" style:family="paragraph">
      <style:text-properties fo:color="#000000"/>
    </style:style>
    <style:style style:name="P32" style:parent-style-name="Textbody" style:family="paragraph">
      <style:text-properties fo:color="#2A6099"/>
    </style:style>
    <style:style style:name="P33" style:parent-style-name="Textbody" style:family="paragraph">
      <style:text-properties fo:color="#2A6099"/>
    </style:style>
    <style:style style:name="P34" style:parent-style-name="Textbody" style:family="paragraph">
      <style:text-properties fo:color="#4472C4"/>
    </style:style>
    <style:style style:name="P35" style:parent-style-name="Textbody" style:family="paragraph">
      <style:text-properties fo:color="#4472C4"/>
    </style:style>
  </office:automatic-styles>
  <office:body>
    <office:text text:use-soft-page-breaks="true">
      <text:p text:style-name="P1"/>
      <text:p text:style-name="P2"/>
      <text:p text:style-name="P3"/>
      <text:p text:style-name="P4">Machine<text:s/>Learning :</text:p>
      <text:p text:style-name="Standard"/>
      <text:p text:style-name="Textbody">Le machine learning est une technique de programmation informatique qui utilise des probabilités statistiques pour donner aux ordinateurs la capacité d'apprendre par eux-mêmes sans programmation explicite, leur<text:s/>objectif ces d'utiliser des programmes de développement qui s'ajustent chaque fois qu'ils sont exposés à différents types de données en entrée.</text:p>
      <text:p text:style-name="P5">Trois catégories de machine learning :</text:p>
      <text:p text:style-name="Textbody">1. Machine learning supervisé </text:p>
      <text:p text:style-name="Textbody"><text:span text:style-name="T6">Le machine learning supervisé est une tech</text:span><text:span text:style-name="T7">nologie élémentaire mais stricte. Les opérateurs présentent à l'ordinateur des exemples d'entrées et les sorties souhaitées, et l'ordinateur recherche des solutions pour obtenir ces sorties en fonction de ces entrées. Le but est que l'ordinateur apprenne l</text:span><text:span text:style-name="T8">a règle générale qui mappe les entrées et les sorties,</text:span><text:s/>peut être utilisé pour faire des prédictions sur des données indisponibles ou futures (on parle alors de "modélisation prédictive").</text:p>
      <text:p text:style-name="Textbody"/>
      <text:p text:style-name="Textbody">2. Machine learning non supervisé</text:p>
      <text:p text:style-name="Textbody"><text:span text:style-name="T9">Dans le cadre du machine learning</text:span><text:span text:style-name="T10"><text:s/>non supervisé, l'algorithme détermine lui-même la structure de l’entrée, Cette</text:span><text:s/>approche peut être un but en soi qui permet de découvrir des structures enfouies dans les données ou un moyen d'atteindre un certain but. Cette approche est également appelée «<text:s/>apprentissage des caractéristiques ».</text:p>
      <text:p text:style-name="Textbody"/>
      <text:p text:style-name="P11">3. Machine learning par renforcement</text:p>
      <text:p text:style-name="Standard">Dans la machine learning par renforcement, un programme informatique interagit avec un environnement dynamique dans lequel il doit atteindre un certain but.</text:p>
      <text:p text:style-name="Standard"/>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2"/>
      <text:p text:style-name="P13">Deep<text:s/>Learning :</text:p>
      <text:p text:style-name="P14">Le Deep learning est une méthode d'intelligence artificielle dérivée du concept de machine learning, et cette méthode dite de Deep learning est plus spécifiquement basée sur le concept de réseaux de neurones artificiels.</text:p>
      <text:p text:style-name="P15">Les principaux algorithmes de Deep learning :</text:p>
      <text:p text:style-name="Textbody">1. Les Réseaux de Neurones convolutifs</text:p>
      <text:p text:style-name="Textbody">Les réseaux neuronaux convolutifs sont utilisés pour l'analyse et la détection d'objets. Ils peuvent donc servir par exemple à reconnaître des images satellites, traiter des images médicales, détecter des anomalies ou prédire des séries chronologiques.</text:p>
      <text:p text:style-name="Textbody">2. Réseaux neuronaux récurrents</text:p>
      <text:p text:style-name="Textbody">Les réseaux neuronaux récurrents possèdent des connexions qui constituent des cycles dirigés. Cela permet aux sorties du LSTM (Réseaux de mémoire à long et court terme) d’être exploitées comme entrées au niveau de la phase actuelle. La sortie du LSTM se transforme en une entrée pour la phase actuelle. Elle peut donc mémoriser les entrées précédentes à l'aide de sa mémoire interne. Dans la pratique, les RNN sont utilisés pour le sous-titrage d’image, le traitement du langage naturel et la traduction automatique</text:p>
      <text:p text:style-name="Textbody">3. Réseaux adversariaux génératifs</text:p>
      <text:p text:style-name="Textbody">Créent de nouvelles instances de données qui s'apparentent aux données d'apprentissage profond. Ils possèdent deux principaux composants : un générateur et un discriminateur. Si le générateur apprend à produire des informations erronées, le discriminateur, quant à lui, apprend à exploiter ces fausses informations.</text:p>
      <text:p text:style-name="Textbody"/>
      <text:p text:style-name="Textbody"><text:span text:style-name="T16"><text:s/></text:span><text:span text:style-name="T17">Machine learning VS Deep learning:</text:span></text:p>
      <text:p text:style-name="Textbody"><text:span text:style-name="T18">Tout d’abord concernant le dom</text:span><text:span text:style-name="T19">aine d’apprentissage on utilise le ML pour faire des classification des régressions ou encore du Clustering sur des données tant tabulaires que textuelles, Alors le domaine d'apprentissage sera plus large pour le DL car il faut ajouter les traitements du l</text:span><text:span text:style-name="T20">angage naturel. Tandis que le volume de données traitées des milliers d' observations pour le ML alors que pour le DL on parle de Big Data donc de millions d' observations , De même le temps <text:s/>d'apprentissage des modèles de DL sont beaucoup plus longs que c</text:span><text:span text:style-name="T21">eux du ML, les réseaux de neurones ont besoin d’une puissance de calcul beaucoup plus important le DL nécessite donc l’utilisation de GPU ( Graphics Processings <text:s/>Unit) .et pour finir le ML est utilisé par le data Analyst et le data Scientist Tandis que le<text:s/></text:span><text:span text:style-name="T22">DL est vraiment la chasse gardée du data Scientist.</text:span></text:p>
      <text:p text:style-name="P23"/>
      <text:p text:style-name="P24"/>
      <text:p text:style-name="P25"/>
      <text:p text:style-name="P26"/>
      <text:p text:style-name="P27"/>
      <text:p text:style-name="P28"/>
      <text:p text:style-name="P29">Intelligence artificielle :</text:p>
      <text:p text:style-name="P30"/>
      <text:p text:style-name="P31">L'intelligence artificielle (IA) est un processus d'imitation de l'intelligence humaine qui repose sur la création et l'application d'algorithmes exécutés dans un<text:s/>environnement informatique dynamique. Son but est de permettre à des ordinateurs de penser et d'agir comme des êtres humains.</text:p>
      <text:p text:style-name="P32">Il existe trois types d'IA :</text:p>
      <text:p text:style-name="P33"/>
      <text:p text:style-name="Textbody">- L'intelligence artificielle étroite : est classée dans la catégorie d'intelligence artificielle faible car elle n'est spécialisée que dans une gamme étroite de paramètres ou de situations</text:p>
      <text:p text:style-name="Textbody"/>
      <text:p text:style-name="Textbody">- L'intelligence artificielle générale : est considérée comme une intelligence artificielle forte, car elle travaille à un niveau supérieur, qui correspond à<text:s/>l'intelligence humaine</text:p>
      <text:p text:style-name="Textbody"/>
      <text:p text:style-name="Textbody">- La superintelligence artificielle : ne soit actuellement pas développé, l'ASI signifie qu'une machine dispose d'une superintelligence ou qu'elle est plus intelligente qu'un humain.</text:p>
      <text:p text:style-name="Textbody"/>
      <text:p text:style-name="P34"/>
      <text:p text:style-name="P35">Référence :</text:p>
      <text:p text:style-name="Textbody"><text:a xlink:href="https://www.jedha.co/formation-ia/algorithmes-deep-learning" office:target-frame-name="_top" xlink:show="replace">https://www.jedha.co/formation-ia/algorithmes-deep-learning</text:a></text:p>
      <text:p text:style-name="Textbody"><text:a xlink:href="https://datascientest.com/machine-learning-tout-savoir" office:target-frame-name="_top" xlink:show="replace">https://datascientest.com/machine-learning-tout-savoir</text:a></text:p>
      <text:p text:style-name="Textbody"><text:a xlink:href="https://www.scirp.org/journal/paperinformation.aspx?paperid=120727#f4" office:target-frame-name="_top" xlink:show="replace">https://www.scirp.org/journal/paperinformation.aspx?paperid=120727#f4</text:a></text:p>
      <text:p text:style-name="Textbody"><text:a xlink:href="https://www.talend.com/fr/resources/what-is-artificial-intelligence/" office:target-frame-name="_top" xlink:show="replace">https://www.talend.com/fr/resources/what-is-artificial-intelligence/</text:a></text:p>
      <text:p text:style-name="Textbody"><text:a xlink:href="https://datascientest.com/deep-learning-definition" office:target-frame-name="_top" xlink:show="replace">https://datascientest.com/deep-learning-definition</text:a></text:p>
      <text:p text:style-name="Textbody"><text:a xlink:href="https://www.talend.com/fr/resources/what-is-machine-learning/" office:target-frame-name="_top" xlink:show="replace">https://www.talend.com/fr/resources/what-is-machine-learning/</text:a></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fe.dhaouadi</dc:creator>
    <meta:creation-date>2023-02-06T08:54:00Z</meta:creation-date>
    <dc:date>2023-03-11T16:23:00Z</dc:date>
    <meta:template xlink:href="Normal" xlink:type="simple"/>
    <meta:editing-cycles>8</meta:editing-cycles>
    <meta:editing-duration>PT2400S</meta:editing-duration>
    <meta:document-statistic meta:page-count="1" meta:paragraph-count="11" meta:word-count="866" meta:character-count="5623" meta:row-count="39" meta:non-whitespace-character-count="4768"/>
  </office:meta>
</office:document-meta>
</file>